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0176" calcext:value-type="float">
            <text:p>40.2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72768" calcext:value-type="float">
            <text:p>39.6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90472" calcext:value-type="float">
            <text:p>39.5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44752" calcext:value-type="float">
            <text:p>39.5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072" calcext:value-type="float">
            <text:p>40.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1188" calcext:value-type="float">
            <text:p>41.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1752" calcext:value-type="float">
            <text:p>42.2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06952" calcext:value-type="float">
            <text:p>41.9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1136" calcext:value-type="float">
            <text:p>36.5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3288" calcext:value-type="float">
            <text:p>36.2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2064" calcext:value-type="float">
            <text:p>38.6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436" calcext:value-type="float">
            <text:p>34.8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5224" calcext:value-type="float">
            <text:p>37.2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9936" calcext:value-type="float">
            <text:p>34.53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24184" calcext:value-type="float">
            <text:p>36.52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902" calcext:value-type="float">
            <text:p>35.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8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</text:p>
          </table:table-cell>
          <table:table-cell office:value-type="string" calcext:value-type="string">
            <text:p>NHP-KP-007</text:p>
          </table:table-cell>
          <table:table-cell office:value-type="string" calcext:value-type="string">
            <text:p>197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